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01756f7"/>
    </style:style>
    <style:style style:name="P62" style:family="paragraph" style:parent-style-name="Text_20_body">
      <style:text-properties officeooo:rsid="02e82a24" officeooo:paragraph-rsid="001756f7" style:font-size-asian="12pt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9" style:family="paragraph" style:parent-style-name="Text_20_body">
      <style:text-properties officeooo:rsid="02e82a24" officeooo:paragraph-rsid="00bb0ca2" style:font-size-asian="12pt"/>
    </style:style>
    <style:style style:name="P7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3b1ee"/>
    </style:style>
    <style:style style:name="T129" style:family="text">
      <style:text-properties officeooo:rsid="01b02d74"/>
    </style:style>
    <style:style style:name="T130" style:family="text">
      <style:text-properties officeooo:rsid="01b1464c"/>
    </style:style>
    <style:style style:name="T131" style:family="text">
      <style:text-properties officeooo:rsid="01b15a9a"/>
    </style:style>
    <style:style style:name="T132" style:family="text">
      <style:text-properties officeooo:rsid="01b21571"/>
    </style:style>
    <style:style style:name="T133" style:family="text">
      <style:text-properties officeooo:rsid="01b3171f"/>
    </style:style>
    <style:style style:name="T134" style:family="text">
      <style:text-properties officeooo:rsid="01b34949"/>
    </style:style>
    <style:style style:name="T135" style:family="text">
      <style:text-properties officeooo:rsid="01b421dc"/>
    </style:style>
    <style:style style:name="T136" style:family="text">
      <style:text-properties officeooo:rsid="01b529fb"/>
    </style:style>
    <style:style style:name="T137" style:family="text">
      <style:text-properties officeooo:rsid="01a59da4"/>
    </style:style>
    <style:style style:name="T138" style:family="text">
      <style:text-properties officeooo:rsid="01a5da43"/>
    </style:style>
    <style:style style:name="T139" style:family="text">
      <style:text-properties officeooo:rsid="01a6bb01"/>
    </style:style>
    <style:style style:name="T140" style:family="text">
      <style:text-properties officeooo:rsid="01a9f0e9"/>
    </style:style>
    <style:style style:name="T141" style:family="text">
      <style:text-properties officeooo:rsid="01abe3a7"/>
    </style:style>
    <style:style style:name="T14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4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7" style:family="text">
      <style:text-properties officeooo:rsid="038d9d4d"/>
    </style:style>
    <style:style style:name="T148" style:family="text">
      <style:text-properties officeooo:rsid="038dd9cf"/>
    </style:style>
    <style:style style:name="T149" style:family="text">
      <style:text-properties officeooo:rsid="0025668c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officeooo:rsid="00bb3130"/>
    </style:style>
    <style:style style:name="T157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 <text:span text:style-name="T128">running the server</text:span>, <text:span text:style-name="T129">run it, manually carry out the changes required, and test the application. </text:span><text:span text:style-name="T130">To streamline the process, additional tools such as … will be used.</text:span></text:p>
      <text:p text:style-name="P51"/>
      <text:p text:style-name="P52">If the result<text:span text:style-name="T131">s</text:span> of the test<text:span text:style-name="T132">s </text:span><text:span text:style-name="T133">are</text:span> satisfactory (i.e. everything works as intended), <text:span text:style-name="T134">the developer will then </text:span><text:span text:style-name="T135">carry out the same changes on the system running the server. To streamline the process here, </text:span><text:span text:style-name="T136">the main application could also be containerised </text:span></text:p>
      <text:p text:style-name="P51"/>
      <text:p text:style-name="P53"/>
      <text:p text:style-name="P53"/>
      <text:p text:style-name="P53">The system will periodically go down in order to patch and update. Before doing so, a warning alert will be issued to all registered rescuers and team leaders. <text:span text:style-name="T137">The alert will be issued </text:span><text:span text:style-name="T138">24</text:span><text:span text:style-name="T137"> hour</text:span><text:span text:style-name="T138">s</text:span><text:span text:style-name="T137"> before the scheduled reset </text:span><text:span text:style-name="T139">to allow plenty time for adjustments in strategies and adaptation to the inconvenience.</text:span></text:p>
      <text:p text:style-name="P53"/>
      <text:p text:style-name="P54">Since the VPS runs Ubuntu LTS, <text:span text:style-name="T140">security patches released for newer versions of the system are backported, fixing vulnerabilities without changing the environment’s expected behaviour (</text:span><text:span text:style-name="T141">Ubuntu, n.d.</text:span><text:span text:style-name="T140">)</text:span></text:p>
      <text:p text:style-name="P54"/>
      <text:p text:style-name="P54">security patches can be carried out </text:p>
      <text:p text:style-name="P55">Once the system goes down, a trial attempt will be made at automated system updates and security patches. If for whatever reason the </text:p>
      <text:p text:style-name="P53"/>
      <text:p text:style-name="P53"/>
      <text:p text:style-name="P53">The VPS is running Ubuntu 24.04 LTS. The support for this OS (Operating System) has ended in </text:p>
      <text:p text:style-name="P53"/>
      <text:p text:style-name="P56">good</text:p>
      <text:p text:style-name="P57">good</text:p>
      <text:p text:style-name="P25"/>
      <text:p text:style-name="P25"/>
      <text:list text:style-name="WWNum5">
        <text:list-item text:start-value="1">
          <text:p text:style-name="P58">Currently hosted on a single VPS (Virtual Private Server) running Ubuntu, with a PostgreSQL database on the same machine. The VPS costs the charity approximately £25/month.</text:p>
        </text:list-item>
        <text:list-item>
          <text:p text:style-name="P5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9"/>
      <text:p text:style-name="P25"><text:soft-page-break/></text:p>
      <text:p text:style-name="P60">References</text:p>
      <text:p text:style-name="P61"><text:span text:style-name="Strong_20_Emphasis"><text:span text:style-name="T142">GD</text:span></text:span><text:span text:style-name="Strong_20_Emphasis"><text:span text:style-name="T143">P</text:span></text:span><text:span text:style-name="Strong_20_Emphasis"><text:span text:style-name="T142">R</text:span></text:span><text:span text:style-name="T144"> (</text:span>2018<text:span text:style-name="T144">) </text:span><text:span text:style-name="Emphasis"><text:span text:style-name="T144">General Data Protection Regulation.</text:span></text:span><text:span text:style-name="T144"> Available at: </text:span><text:a xlink:type="simple" xlink:href="https://gdpr-info.eu/" text:style-name="Internet_20_link" text:visited-style-name="Visited_20_Internet_20_Link"><text:span text:style-name="T144">https://gdpr-info.eu/</text:span></text:a><text:span text:style-name="T144"> (</text:span><text:span text:style-name="T145">Accessed: </text:span><text:span text:style-name="T146">5 </text:span><text:span text:style-name="T145"><text:s/></text:span><text:span text:style-name="T146">May</text:span><text:span text:style-name="T145"> 2026</text:span><text:span text:style-name="T144">).</text:span></text:p>
      <text:p text:style-name="P62"><text:span text:style-name="Strong_20_Emphasis">Data Protection Act 2018</text:span> (2018) <text:span text:style-name="Emphasis">c.12.</text:span> London: The Stationery Office. <text:span text:style-name="T147">Available at: </text:span><text:a xlink:type="simple" xlink:href="https://www.legislation.gov.uk/ukpga/2018/12" text:style-name="Internet_20_link" text:visited-style-name="Visited_20_Internet_20_Link"><text:span text:style-name="T147">https://www.legislation.gov.uk/ukpga/2018/12</text:span></text:a><text:span text:style-name="T147"> </text:span><text:span text:style-name="T148">(Accessed: </text:span><text:span text:style-name="T149">5 May</text:span><text:span text:style-name="T148"> 2026).</text:span></text:p>
      <text:p text:style-name="P6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8">Accessed: </text:span><text:span text:style-name="T149">5</text:span><text:span text:style-name="T148"> </text:span><text:span text:style-name="T149">May</text:span><text:span text:style-name="T148"> 2026</text:span>).</text:p>
      <text:p text:style-name="P64">National Cyber Security Centre <text:span text:style-name="T150">(2021) </text:span><text:span text:style-name="T151">Top tips for staying secure online.</text:span><text:span text:style-name="T15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0">https://www.ncsc.gov.uk/collection/top-tips-for-staying-secure-online/always-back-up-your-most-important-data#section_3</text:span></text:a><text:span text:style-name="T150"> (Accessed 5 May 2026).</text:span></text:p>
      <text:p text:style-name="P65"><text:span text:style-name="T15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6">Rubber Duck Debugging <text:span text:style-name="T150">(n.d.) </text:span><text:span text:style-name="T151">Debugging Software with a Rubber Ducky. </text:span><text:span text:style-name="T153">Available at: </text:span><text:a xlink:type="simple" xlink:href="https://rubberduckdebugging.com/" text:style-name="Internet_20_link" text:visited-style-name="Visited_20_Internet_20_Link"><text:span text:style-name="T153">https://rubberduckdebugging.com/</text:span></text:a><text:span text:style-name="T153"> (Accessed: 5 May 2026)</text:span></text:p>
      <text:p text:style-name="P67"><text:span text:style-name="T154">Luka Netzler, Brian Lovell</text:span><text:span text:style-name="T15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8">Christoph Bamberg, Julia Reinchenberger, Jens Blechert <text:span text:style-name="T150">(2025) </text:span><text:span text:style-name="T151">Stable cognitive performance while adapting to intermittent fasting: A randomised controlled trial</text:span><text:span text:style-name="T153">. Available at: </text:span><text:a xlink:type="simple" xlink:href="https://journals.sagepub.com/doi/10.1177/13591053251351204" text:style-name="Internet_20_link" text:visited-style-name="Visited_20_Internet_20_Link"><text:span text:style-name="T153">https://journals.sagepub.com/doi/10.1177/13591053251351204</text:span></text:a><text:span text:style-name="T153"> (Accessed: 5 May 2026).</text:span></text:p>
      <text:p text:style-name="P69"><text:span text:style-name="Strong_20_Emphasis">Information Commissioner’s Office (ICO)</text:span> (2024<text:span text:style-name="T15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48">Accessed: </text:span><text:span text:style-name="T157">5 May </text:span><text:span text:style-name="T148">2026</text:span>).</text:p>
      <text:p text:style-name="P70">Dominik H Pesta, Varman T Samuel <text:span text:style-name="T150">(2014) </text:span><text:span text:style-name="T151">A high-protein diet for reducing body fat: mechanisms and possible caveats.</text:span><text:span text:style-name="T150"> Available at: </text:span><text:a xlink:type="simple" xlink:href="https://link.springer.com/article/10.1186/1743-7075-11-53" text:style-name="Internet_20_link" text:visited-style-name="Visited_20_Internet_20_Link"><text:span text:style-name="T150">https://link.springer.com/article/10.1186/1743-7075-11-53</text:span></text:a><text:span text:style-name="T150"> (Accessed: 5 May 2026).</text:span></text:p>
      <text:p text:style-name="P71"/>
      <text:p text:style-name="P72">Craig A. Williamson, Jari J. Morganti, Hannah E. Smithson <text:span text:style-name="T150">(2023) </text:span><text:span text:style-name="T151">Bright-light distractions and visual performance</text:span><text:span text:style-name="T15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0">https://www.frontiersin.org/journals/psychology/articles/10.3389/fpsyg.2023.1088975/full</text:span></text:a><text:span text:style-name="T150"> (Accessed: 5 May 2026).</text:span></text:p>
      <text:p text:style-name="P73"/>
      <text:p text:style-name="P74">Ning Ding, Daniel Wagner, Xiaomeng Chen, Abhinav Pathak, Y. Charlie Hu, Andrew Rice <text:span text:style-name="T150">(2013) </text:span><text:span text:style-name="T151">Characterizing and modeling the impact of wireless signal strength on smartphone battery drain. </text:span><text:span text:style-name="T153">Available at: </text:span><text:a xlink:type="simple" xlink:href="https://dl.acm.org/doi/10.1145/2494232.2466586" text:style-name="Internet_20_link" text:visited-style-name="Visited_20_Internet_20_Link"><text:span text:style-name="T153">https://dl.acm.org/doi/10.1145/2494232.2466586</text:span></text:a><text:span text:style-name="T153"> (Accessed: 5 May 2026)</text:span></text:p>
      <text:p text:style-name="P75"/>
      <text:p text:style-name="P76">The Postman Team <text:span text:style-name="T150">(2025) </text:span><text:span text:style-name="T151">What are HTTP status codes? Complete Guide for API Developers</text:span><text:span text:style-name="T150">. Available at: </text:span><text:a xlink:type="simple" xlink:href="https://blog.postman.com/what-are-http-status-codes/" text:style-name="Internet_20_link" text:visited-style-name="Visited_20_Internet_20_Link"><text:span text:style-name="T150">https://blog.postman.com/what-are-http-status-codes/</text:span></text:a><text:span text:style-name="T150"> (Accessed: 6 May 2026)</text:span></text:p>
      <text:p text:style-name="P77"/>
      <text:p text:style-name="P78">Ubuntu <text:span text:style-name="T150">(n.d.) </text:span><text:span text:style-name="T151">Vulnerability management tools in Ubuntu.</text:span><text:span text:style-name="T153"> Available at: </text:span><text:a xlink:type="simple" xlink:href="https://ubuntu.com/security/vulnerability-management" text:style-name="Internet_20_link" text:visited-style-name="Visited_20_Internet_20_Link"><text:span text:style-name="T153">https://ubuntu.com/security/vulnerability-management</text:span></text:a><text:span text:style-name="T153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9:41.511176630</dc:date>
    <meta:editing-duration>PT12H41M57S</meta:editing-duration>
    <meta:editing-cycles>316</meta:editing-cycles>
    <meta:document-statistic meta:table-count="0" meta:image-count="0" meta:object-count="0" meta:page-count="6" meta:paragraph-count="72" meta:word-count="2055" meta:character-count="14068" meta:non-whitespace-character-count="12078"/>
  </office:meta>
</office:document-meta>
</file>